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drawooo="http://openoffice.org/2010/draw" xmlns:calcext="urn:org:documentfoundation:names:experimental:calc:xmlns:calcext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0" style:family="table-column">
      <style:table-column-properties fo:break-before="auto" style:column-width="1.693cm" style:use-optimal-column-width="true"/>
    </style:style>
    <style:style style:name="ro0" style:family="table-row">
      <style:table-row-properties fo:break-before="auto" style:row-height="0.45cm" style:use-optimal-row-height="true"/>
    </style:style>
    <style:style style:name="ta1" style:family="table" style:master-page-name="MasterPage1">
      <style:table-properties table:display="true"/>
    </style:style>
    <style:style style:name="ta2" style:family="table" style:master-page-name="MasterPage2">
      <style:table-properties table:display="true"/>
    </style:style>
    <style:style style:name="ta3" style:family="table" style:master-page-name="MasterPage1">
      <style:table-properties table:display="true"/>
    </style:style>
    <style:style style:name="ta4" style:family="table" style:master-page-name="MasterPage1">
      <style:table-properties table:display="true"/>
    </style:style>
    <style:style style:name="ta5" style:family="table" style:master-page-name="MasterPage1">
      <style:table-properties table:display="true"/>
    </style:style>
    <style:style style:name="ta6" style:family="table" style:master-page-name="MasterPage1">
      <style:table-properties table:display="true"/>
    </style:style>
    <style:style style:name="ta7" style:family="table" style:master-page-name="MasterPage1">
      <style:table-properties table:display="true"/>
    </style:style>
    <style:style style:name="ta8" style:family="table" style:master-page-name="MasterPage1">
      <style:table-properties table:display="true"/>
    </style:style>
    <style:style style:name="ta9" style:family="table" style:master-page-name="MasterPage1">
      <style:table-properties table:display="true"/>
    </style:style>
  </office:automatic-styles>
  <office:body>
    <office:spreadsheet>
      <table:table table:name="Frozen hor" table:style-name="ta1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Frozen vert" table:style-name="ta2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Frozen hor + vert" table:style-name="ta3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Split hor" table:style-name="ta4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Split vert" table:style-name="ta5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Split hor + vert" table:style-name="ta6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Split hor and Frozen vert" table:style-name="ta7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Split vert and Frozen hor" table:style-name="ta8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no split and frozen" table:style-name="ta9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style style:name="Default" style:family="table-cell">
      <style:table-cell-properties fo:border="0pt  #000000" style:diagonal-bl-tr="0pt  #000000" style:diagonal-tl-br="0pt  #000000" style:vertical-align="automatic" style:text-align-source="value-type" style:direction="ltr"/>
      <style:text-properties style:font-name="Arial" style:font-name-asian="Arial" style:font-name-complex="Arial" fo:font-size="10pt" style:font-size-asian="10pt" style:font-size-complex="10pt" fo:color="#000000"/>
    </style:style>
  </office:styles>
  <office:automatic-styles>
    <style:page-layout style:name="Mpm1">
      <style:page-layout-properties fo:margin-top="2.5cm" fo:margin-bottom="2.5cm" style:print-orientation="portrait" fo:page-width="21cm" fo:page-height="29.7cm" style:writing-mode="lr-tb">
   </style:page-layout-properties>
      <style:header-style>
        <style:header-footer-properties fo:min-height="1.3cm" fo:margin-bottom="1.3cm" fo:margin-left="0cm" fo:margin-right="0cm">
    </style:header-footer-properties>
      </style:header-style>
      <style:footer-style>
        <style:header-footer-properties fo:min-height="1.3cm" fo:margin-top="1.3cm" fo:margin-left="0cm" fo:margin-right="0cm">
    </style:header-footer-properties>
      </style:footer-style>
    </style:page-layout>
    <style:page-layout style:name="Mpm2">
      <style:page-layout-properties fo:margin-top="2.5cm" fo:margin-bottom="2.5cm" style:print-orientation="portrait" fo:page-width="21cm" fo:page-height="29.7cm" style:writing-mode="lr-tb">
   </style:page-layout-properties>
      <style:header-style>
        <style:header-footer-properties fo:min-height="1.3cm" fo:margin-bottom="13cm" fo:margin-left="0cm" fo:margin-right="0cm">
    </style:header-footer-properties>
      </style:header-style>
      <style:footer-style>
        <style:header-footer-properties fo:min-height="1.3cm" fo:margin-top="1.3cm" fo:margin-left="0cm" fo:margin-right="0cm">
    </style:header-footer-properties>
      </style:footer-style>
    </style:page-layout>
  </office:automatic-styles>
  <office:master-styles>
    <style:master-page style:name="Default" style:page-layout-name="Mpm1">
      <style:header style:display="false">
        <text:p/>
      </style:header>
      <style:footer style:display="false">
        <text:p/>
      </style:footer>
    </style:master-page>
    <style:master-page style:name="MasterPage1" style:page-layout-name="Mpm2">
      <style:header style:display="false">
        <text:p/>
      </style:header>
      <style:footer style:display="false">
        <text:p/>
      </style:footer>
    </style:master-page>
    <style:master-page style:name="MasterPage2" style:page-layout-name="Mpm2">
      <style:header style:display="false">
        <text:p/>
      </style:header>
      <style:footer style:display="false">
        <text:p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0:46:52</meta:creation-date>
    <dc:date>2018-03-29T20:46:52</dc:date>
    <meta:editing-cycles>1</meta:editing-cycles>
    <meta:generator>ZEXMLSSlib/0.0.15$FPC ZEXMLSS/b887b4becc480cca5765140e6bb4ddad74d1f99b</meta:generator>
  </office:meta>
</office:document-meta>
</file>